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xlink="http://www.w3.org/1999/xlink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color="#0000ff" style:font-name="Times New Roman" fo:text-transform="None" fo:font-size="8.0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text:consecutive-numbering="false" style:name="Sh1" style:display-name="Sh1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paragraph" style:parent-style-name="Footer" style:name="PageNumber1" style:display-name="PageNumber1">
      <style:paragraph-properties fo:text-align="center"/>
    </style:style>
    <style:style style:family="paragraph" style:parent-style-name="Footer" style:name="PageBreak1" style:display-name="PageBreak1">
      <style:paragraph-properties fo:break-before="page"/>
    </style:style>
    <text:list-style style:name="Sh2" style:display-name="Sh2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  <style:style style:family="paragraph" style:name="Sp1" style:display-name="Sp1">
      <style:paragraph-properties style:line-spacing="1.0in"/>
    </style:style>
    <text:list-style style:name="Sh3" style:display-name="Sh3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Sh1" xml:id="ce836441-5534-49ce-8365-2e1f3eb3480b">
        <text:list-item>
          <text:p text:style-name="Normal"><text:span text:style-name="T3"> unordered 1 </text:span></text:p>
        </text:list-item>
      </text:list>
      <text:list text:style-name="Sh1" xml:id="61fd8e87-2334-4c16-9f99-124b259a5788">
        <text:list-item>
          <text:p text:style-name="Norma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PageNumber1">Page <text:page-number/></text:p>
      <text:p text:style-name="PageBreak1"/>
      <text:list text:continue-list="750a8c98-aa81-48ed-b256-209da0c4ea6b" text:style-name="Sh2" xml:id="750a8c98-aa81-48ed-b256-209da0c4ea6b">
        <text:list-item>
          <text:p text:style-name="Normal"><text:span text:style-name="T11">Numbered List 1</text:span></text:p>
        </text:list-item>
      </text:list>
      <text:list text:continue-list="750a8c98-aa81-48ed-b256-209da0c4ea6b" text:style-name="Sh2" xml:id="52c58678-66a4-45b6-bc9c-161f9e50c701">
        <text:list-item>
          <text:p text:style-name="Normal"><text:span text:style-name="T12">Numbered List 2</text:span></text:p>
        </text:list-item>
      </text:list>
      <text:list text:continue-list="750a8c98-aa81-48ed-b256-209da0c4ea6b" text:style-name="Sh2" xml:id="22ca2ba2-227e-4382-b6a2-a4bebebf9c70">
        <text:list-item>
          <text:p text:style-name="Normal"><text:span text:style-name="T13">Numbered List 3</text:span></text:p>
        </text:list-item>
      </text:list>
      <text:p text:style-name="Normal"><text:a xlink:type="simple" xlink:href="http://www.google.com">Google</text:a></text:p>
      <text:p text:style-name="Sp1"/>
      <text:list text:continue-list="b190685b-ab02-45a8-a279-b33a3ec7aeb7" text:style-name="Sh3" xml:id="b190685b-ab02-45a8-a279-b33a3ec7aeb7">
        <text:list-item>
          <text:p text:style-name="Normal"><text:span text:style-name="T14">Another number 1</text:span></text:p>
        </text:list-item>
      </text:list>
      <text:p text:style-name="Normal"><text:span text:style-name="T15">Preformatted </text:span><text:span text:style-name="T16">text</text:span><text:span text:style-name="T17"> only.</text:span></text:p>
      <text:p text:style-name="BodPa"><text:span text:style-name="T18"> Paragraph with a border and a padding. </text:span><text:line-break/><text:span text:style-name="T19"/><text:span text:style-name="T20">Note:</text:span><text:span text:style-name="T21"> The padding only affects the position of the border, not the paragraph text. </text:span></text:p>
      <text:p text:style-name="Normal">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xlink="http://www.w3.org/1999/xlink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 style:text-underline-type="single"/>
    </style:style>
    <style:style style:family="text" style:name="T12" style:display-name="T12">
      <style:text-properties fo:font-style="italic"/>
    </style:style>
    <style:style style:family="text" style:name="T13" style:display-name="T13">
      <style:text-properties fo:font-weight="bold"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 fo:font-weight="bold"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 fo:font-weight="bold"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ml="http://www.w3.org/XML/1998/namespace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